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2.417cm" fo:min-width="18.042cm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22.483cm" fo:min-width="18.04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3.31cm"/>
    </style:style>
    <style:style style:name="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2.823cm"/>
    </style:style>
    <style:style style:name="gr7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3.092cm"/>
    </style:style>
    <style:style style:name="gr8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4.961cm"/>
    </style:style>
    <style:style style:name="gr9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401cm" fo:min-width="4.326cm"/>
    </style:style>
    <style:style style:name="gr10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3.99cm"/>
    </style:style>
    <style:style style:name="gr11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3.18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0.919cm" fo:min-width="4.261cm"/>
    </style:style>
    <style:style style:name="P1" style:family="paragraph">
      <loext:graphic-properties draw:fill-color="#66ff99"/>
      <style:paragraph-properties fo:text-align="center"/>
    </style:style>
    <style:style style:name="P2" style:family="paragraph">
      <loext:graphic-properties draw:fill-color="#99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100%" draw:opacity-name="Transparency_20_2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2.667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542cm" svg:height="22.733cm" svg:x="1.127cm" svg:y="3.92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42cm" svg:height="1.143cm" svg:x="1.381cm" svg:y="1.381cm">
          <draw:text-box>
            <text:p>Julkiset sivut</text:p>
          </draw:text-box>
        </draw:frame>
        <draw:frame draw:style-name="gr4" draw:text-style-name="P3" draw:layer="layout" svg:width="9.017cm" svg:height="1.016cm" svg:x="1.254cm" svg:y="25.599cm">
          <draw:text-box>
            <text:p>Kirjautumisen vaativat sivut</text:p>
          </draw:text-box>
        </draw:frame>
        <draw:custom-shape draw:style-name="gr5" draw:text-style-name="P5" xml:id="id1" draw:id="id1" draw:layer="layout" svg:width="3.81cm" svg:height="1.651cm" svg:x="1.254cm" svg:y="3.159cm">
          <text:p text:style-name="P4"><text:span text:style-name="T1">Äänestykset</text:span></text:p>
          <text:p text:style-name="P4"><text:span text:style-name="T1">leiska/poll</text:span></text:p>
          <text:p text:style-name="P4"><text:span text:style-name="T1">PollController::index(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4.699cm" svg:height="1.651cm" svg:x="14.462cm" svg:y="13.827cm">
          <text:p text:style-name="P4"><text:span text:style-name="T1">Talletus</text:span></text:p>
          <text:p text:style-name="P4"><text:span text:style-name="T1">leiska/poll/ (POST)</text:span></text:p>
          <text:p text:style-name="P4"><text:span text:style-name="T1">PollController::stor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3.81cm" svg:height="1.651cm" svg:x="15.732cm" svg:y="7.985cm">
          <text:p text:style-name="P4"><text:span text:style-name="T1">Uusi äänestys</text:span></text:p>
          <text:p text:style-name="P4"><text:span text:style-name="T1">leiska/poll/new</text:span></text:p>
          <text:p text:style-name="P4"><text:span text:style-name="T1">PollController::create(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3.81cm" svg:height="1.651cm" svg:x="11.668cm" svg:y="7.985cm">
          <text:p text:style-name="P4"><text:span text:style-name="T1">Muokkaa äänestystä</text:span></text:p>
          <text:p text:style-name="P4"><text:span text:style-name="T1">leiska/poll/:id/edit</text:span></text:p>
          <text:p text:style-name="P4"><text:span text:style-name="T1">PollController::edit($id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3.81cm" svg:height="1.651cm" svg:x="5.826cm" svg:y="3.159cm">
          <text:p text:style-name="P4"><text:span text:style-name="T1">Äänestä</text:span></text:p>
          <text:p text:style-name="P4"><text:span text:style-name="T1">leiska/poll/vote/:id</text:span></text:p>
          <text:p text:style-name="P4"><text:span text:style-name="T1">PollController::vote($id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3.81cm" svg:height="1.651cm" svg:x="15.732cm" svg:y="3.032cm">
          <text:p text:style-name="P4"><text:span text:style-name="T1">Tulokset</text:span></text:p>
          <text:p text:style-name="P4"><text:span text:style-name="T1">leiska/poll/results/:id</text:span></text:p>
          <text:p text:style-name="P4"><text:span text:style-name="T1">PollController::results($id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3.81cm" svg:height="1.651cm" svg:x="3.667cm" svg:y="7.985cm">
          <text:p text:style-name="P4"><text:span text:style-name="T1">Tilastot</text:span></text:p>
          <text:p text:style-name="P4"><text:span text:style-name="T1">leiska/poll/stats/:id</text:span></text:p>
          <text:p text:style-name="P4"><text:span text:style-name="T1">PollController::stats($id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2" draw:id="id12" draw:layer="layout" svg:width="5.08cm" svg:height="1.651cm" svg:x="11.033cm" svg:y="10.779cm">
          <text:p text:style-name="P4"><text:span text:style-name="T1">Talletus</text:span></text:p>
          <text:p text:style-name="P4"><text:span text:style-name="T1">leiska/poll/:id/edit (POST)</text:span></text:p>
          <text:p text:style-name="P4"><text:span text:style-name="T1">PollController::update($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1" draw:id="id11" draw:layer="layout" svg:width="5.08cm" svg:height="1.651cm" svg:x="4.302cm" svg:y="10.779cm">
          <text:p text:style-name="P4"><text:span text:style-name="T1">Poisto</text:span></text:p>
          <text:p text:style-name="P4"><text:span text:style-name="T1">leiska/poll/:id/destroy (POST)</text:span></text:p>
          <text:p text:style-name="P4"><text:span text:style-name="T1">PollController::destroy($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" draw:id="id3" draw:layer="layout" svg:width="5.08cm" svg:height="1.651cm" svg:x="10.398cm" svg:y="3.032cm">
          <text:p text:style-name="P4"><text:span text:style-name="T1">Äänen talletus</text:span></text:p>
          <text:p text:style-name="P4"><text:span text:style-name="T1">leiska/vote (POST)</text:span></text:p>
          <text:p text:style-name="P4"><text:span text:style-name="T1">VoteController::stor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9" draw:id="id9" draw:layer="layout" svg:width="5.461cm" svg:height="1.651cm" svg:x="1.254cm" svg:y="15.986cm">
          <text:p text:style-name="P4"><text:span text:style-name="T1">Äänestysvaihtoehdot</text:span></text:p>
          <text:p text:style-name="P4"><text:span text:style-name="T1">leiska/poll_option/poll/:poll_id</text:span></text:p>
          <text:p text:style-name="P4"><text:span text:style-name="T1">PollOptionController::index($poll_id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5" draw:id="id15" draw:layer="layout" svg:width="5.461cm" svg:height="1.651cm" svg:x="12.303cm" svg:y="16.113cm">
          <text:p text:style-name="P4"><text:span text:style-name="T1">Uusi äänestysvaihtoehto</text:span></text:p>
          <text:p text:style-name="P4"><text:span text:style-name="T1">leiska/poll_option/new/:poll_id</text:span></text:p>
          <text:p text:style-name="P4"><text:span text:style-name="T1">PollOptionController::create($poll_id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4.826cm" svg:height="1.651cm" svg:x="2.905cm" svg:y="19.288cm">
          <text:p text:style-name="P4"><text:span text:style-name="T1">Näytä äänestysvaihtoehto</text:span></text:p>
          <text:p text:style-name="P4"><text:span text:style-name="T1">leiska/poll_option/:id</text:span></text:p>
          <text:p text:style-name="P4"><text:span text:style-name="T1">PollOptionController::show($id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" draw:id="id17" draw:layer="layout" svg:width="4.826cm" svg:height="1.651cm" svg:x="11.922cm" svg:y="21.193cm">
          <text:p text:style-name="P4"><text:span text:style-name="T1">Muokkaa äänestysvaihtoehtoa</text:span></text:p>
          <text:p text:style-name="P4"><text:span text:style-name="T1">leiska/poll_option/:id/edit</text:span></text:p>
          <text:p text:style-name="P4"><text:span text:style-name="T1">PollOptionController::edit($id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6.35cm" svg:height="1.651cm" svg:x="10.144cm" svg:y="23.987cm">
          <text:p text:style-name="P4"><text:span text:style-name="T1">Talletus</text:span></text:p>
          <text:p text:style-name="P4"><text:span text:style-name="T1">leiska/poll_option/:id/edit (POST)</text:span></text:p>
          <text:p text:style-name="P4"><text:span text:style-name="T1">PollOptionController::update($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6" draw:id="id16" draw:layer="layout" svg:width="5.207cm" svg:height="1.651cm" svg:x="12.303cm" svg:y="18.653cm">
          <text:p text:style-name="P4"><text:span text:style-name="T1">Talletus</text:span></text:p>
          <text:p text:style-name="P4"><text:span text:style-name="T1">leiska/poll_option/ (POST)</text:span></text:p>
          <text:p text:style-name="P4"><text:span text:style-name="T1">PollOptionController::store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6" draw:layer="layout" draw:type="curve" svg:x1="5.064cm" svg:y1="3.984cm" svg:x2="5.826cm" svg:y2="3.984cm" draw:start-shape="id1" draw:start-glue-point="1" draw:end-shape="id2" svg:d="M5064 3984h762" svg:viewBox="0 0 763 1">
          <text:p/>
        </draw:connector>
        <draw:connector draw:style-name="gr12" draw:text-style-name="P6" draw:layer="layout" draw:type="curve" svg:x1="9.636cm" svg:y1="3.984cm" svg:x2="10.398cm" svg:y2="3.858cm" draw:start-shape="id2" draw:start-glue-point="1" draw:end-shape="id3" draw:end-glue-point="6" svg:d="M9636 3984c571 0 191-126 762-126" svg:viewBox="0 0 763 127">
          <text:p/>
        </draw:connector>
        <draw:connector draw:style-name="gr12" draw:text-style-name="P6" draw:layer="layout" draw:type="curve" svg:x1="14.734cm" svg:y1="4.442cm" svg:x2="17.637cm" svg:y2="4.683cm" draw:start-shape="id3" draw:start-glue-point="9" draw:end-shape="id4" draw:end-glue-point="2" svg:d="M14734 4442c0 1113 2903 992 2903 241" svg:viewBox="0 0 2904 821">
          <text:p/>
        </draw:connector>
        <draw:connector draw:style-name="gr12" draw:text-style-name="P6" draw:layer="layout" draw:type="curve" svg:x1="3.159cm" svg:y1="3.159cm" svg:x2="17.637cm" svg:y2="3.032cm" draw:start-shape="id1" draw:start-glue-point="0" draw:end-shape="id4" draw:end-glue-point="0" svg:d="M3159 3159c0-943 14478-880 14478-127" svg:viewBox="0 0 14479 701">
          <text:p/>
        </draw:connector>
        <draw:custom-shape draw:style-name="gr5" draw:text-style-name="P5" xml:id="id7" draw:id="id7" draw:layer="layout" svg:width="3.81cm" svg:height="1.651cm" svg:x="7.604cm" svg:y="7.985cm">
          <text:p text:style-name="P4"><text:span text:style-name="T1">Äänestyksen tiedot</text:span></text:p>
          <text:p text:style-name="P4"><text:span text:style-name="T1">leiska/poll/:id</text:span></text:p>
          <text:p text:style-name="P4"><text:span text:style-name="T1">PollController::show($id)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3.159cm" svg:y1="4.81cm" svg:x2="13.573cm" svg:y2="7.985cm" draw:start-shape="id1" draw:start-glue-point="2" draw:end-shape="id5" draw:end-glue-point="0" svg:d="M3159 4810c0 2380 10414 793 10414 3175" svg:viewBox="0 0 10415 3176">
          <text:p/>
        </draw:connector>
        <draw:connector draw:style-name="gr12" draw:text-style-name="P6" draw:layer="layout" draw:type="curve" svg:x1="3.159cm" svg:y1="4.81cm" svg:x2="17.637cm" svg:y2="7.985cm" draw:start-shape="id1" draw:start-glue-point="2" draw:end-shape="id6" draw:end-glue-point="0" svg:d="M3159 4810c0 2380 14478 793 14478 3175" svg:viewBox="0 0 14479 3176">
          <text:p/>
        </draw:connector>
        <draw:connector draw:style-name="gr12" draw:text-style-name="P6" draw:layer="layout" draw:type="curve" svg:x1="3.159cm" svg:y1="4.81cm" svg:x2="9.509cm" svg:y2="7.985cm" draw:start-shape="id1" draw:start-glue-point="2" draw:end-shape="id7" draw:end-glue-point="0" svg:d="M3159 4810c0 2380 6350 793 6350 3175" svg:viewBox="0 0 6351 3176">
          <text:p/>
        </draw:connector>
        <draw:connector draw:style-name="gr12" draw:text-style-name="P6" draw:layer="layout" draw:type="curve" svg:x1="3.159cm" svg:y1="4.81cm" svg:x2="5.572cm" svg:y2="7.985cm" draw:start-shape="id1" draw:start-glue-point="2" draw:end-shape="id8" draw:end-glue-point="0" svg:d="M3159 4810c0 2380 2413 793 2413 3175" svg:viewBox="0 0 2414 3176">
          <text:p/>
        </draw:connector>
        <draw:connector draw:style-name="gr12" draw:text-style-name="P6" draw:layer="layout" draw:type="curve" draw:line-skew="1.652cm" svg:x1="3.159cm" svg:y1="4.81cm" svg:x2="3.984cm" svg:y2="15.986cm" draw:start-shape="id1" draw:start-glue-point="2" draw:end-shape="id9" draw:end-glue-point="0" svg:d="M3159 4810c0 10858 825 5271 825 11176" svg:viewBox="0 0 826 11177">
          <text:p/>
        </draw:connector>
        <draw:connector draw:style-name="gr12" draw:text-style-name="P6" draw:layer="layout" draw:type="curve" svg:x1="17.637cm" svg:y1="9.636cm" svg:x2="16.812cm" svg:y2="13.827cm" draw:start-shape="id6" draw:start-glue-point="2" draw:end-shape="id10" draw:end-glue-point="4" svg:d="M17637 9636c0 3142-825 1047-825 4191" svg:viewBox="0 0 826 4192">
          <text:p/>
        </draw:connector>
        <draw:connector draw:style-name="gr12" draw:text-style-name="P6" draw:layer="layout" draw:type="curve" svg:x1="14.462cm" svg:y1="14.653cm" svg:x2="9.509cm" svg:y2="9.636cm" draw:start-shape="id10" draw:start-glue-point="6" draw:end-shape="id7" draw:end-glue-point="2" svg:d="M14462 14653c-3302 0-4953-1672-4953-5017" svg:viewBox="0 0 4954 5018">
          <text:p/>
        </draw:connector>
        <draw:connector draw:style-name="gr12" draw:text-style-name="P6" draw:layer="layout" draw:type="curve" svg:x1="9.509cm" svg:y1="9.636cm" svg:x2="8.638cm" svg:y2="11.02cm" draw:start-shape="id7" draw:start-glue-point="2" draw:end-shape="id11" draw:end-glue-point="11" svg:d="M9509 9636c0 856-871 165-871 1384" svg:viewBox="0 0 872 1385">
          <text:p/>
        </draw:connector>
        <draw:connector draw:style-name="gr12" draw:text-style-name="P6" draw:layer="layout" draw:type="curve" svg:x1="9.509cm" svg:y1="9.636cm" svg:x2="6.715cm" svg:y2="16.811cm" draw:start-shape="id7" draw:start-glue-point="2" draw:end-shape="id9" draw:end-glue-point="1" svg:d="M9509 9636c0 4784-931 7175-2794 7175" svg:viewBox="0 0 2795 7176">
          <text:p/>
        </draw:connector>
        <draw:connector draw:style-name="gr12" draw:text-style-name="P6" draw:layer="layout" draw:type="curve" svg:x1="9.509cm" svg:y1="7.985cm" svg:x2="13.573cm" svg:y2="7.985cm" draw:start-shape="id7" draw:start-glue-point="0" draw:end-shape="id5" svg:d="M9509 7985c0-753 4064-753 4064 0" svg:viewBox="0 0 4065 566">
          <text:p/>
        </draw:connector>
        <draw:connector draw:style-name="gr12" draw:text-style-name="P6" draw:layer="layout" draw:type="curve" svg:x1="13.573cm" svg:y1="9.636cm" svg:x2="13.573cm" svg:y2="10.779cm" draw:start-shape="id5" draw:start-glue-point="2" draw:end-shape="id12" draw:end-glue-point="4" svg:d="M13573 9636v1143" svg:viewBox="0 0 1 1144">
          <text:p/>
        </draw:connector>
        <draw:connector draw:style-name="gr12" draw:text-style-name="P6" draw:layer="layout" draw:type="curve" svg:x1="11.777cm" svg:y1="11.02cm" svg:x2="9.509cm" svg:y2="9.636cm" draw:start-shape="id12" draw:start-glue-point="5" draw:end-shape="id7" draw:end-glue-point="2" svg:d="M11777 11020c0-1219-2268-528-2268-1384" svg:viewBox="0 0 2269 1385">
          <text:p/>
        </draw:connector>
        <draw:custom-shape draw:style-name="gr13" draw:text-style-name="P5" xml:id="id14" draw:id="id14" draw:layer="layout" svg:width="6.731cm" svg:height="1.651cm" svg:x="1.381cm" svg:y="22.209cm">
          <text:p text:style-name="P4"><text:span text:style-name="T1">Poisto</text:span></text:p>
          <text:p text:style-name="P4"><text:span text:style-name="T1">leiska/poll_option/:id/destroy (POST)</text:span></text:p>
          <text:p text:style-name="P4"><text:span text:style-name="T1">PollOptionController::destroy($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curve" svg:x1="4.302cm" svg:y1="11.605cm" svg:x2="3.159cm" svg:y2="4.81cm" draw:start-shape="id11" draw:start-glue-point="6" draw:end-shape="id1" draw:end-glue-point="2" svg:d="M4302 11605c-762 0-1143-2265-1143-6795" svg:viewBox="0 0 1144 6796">
          <text:p/>
        </draw:connector>
        <draw:connector draw:style-name="gr12" draw:text-style-name="P6" draw:layer="layout" draw:type="curve" svg:x1="3.984cm" svg:y1="17.637cm" svg:x2="5.318cm" svg:y2="19.288cm" draw:start-shape="id9" draw:start-glue-point="2" draw:end-shape="id13" draw:end-glue-point="0" svg:d="M3984 17637c0 1237 1334 412 1334 1651" svg:viewBox="0 0 1335 1652">
          <text:p/>
        </draw:connector>
        <draw:connector draw:style-name="gr12" draw:text-style-name="P6" draw:layer="layout" draw:type="curve" svg:x1="5.318cm" svg:y1="20.939cm" svg:x2="4.747cm" svg:y2="22.209cm" draw:start-shape="id13" draw:start-glue-point="2" draw:end-shape="id14" draw:end-glue-point="4" svg:d="M5318 20939c0 951-571 316-571 1270" svg:viewBox="0 0 572 1271">
          <text:p/>
        </draw:connector>
        <draw:connector draw:style-name="gr12" draw:text-style-name="P6" draw:layer="layout" draw:type="curve" draw:line-skew="-0.954cm" svg:x1="2.366cm" svg:y1="22.45cm" svg:x2="3.984cm" svg:y2="17.637cm" draw:start-shape="id14" draw:start-glue-point="5" draw:end-shape="id9" svg:d="M2366 22450c0-5223 1618-2817 1618-4813" svg:viewBox="0 0 1619 4814">
          <text:p/>
        </draw:connector>
        <draw:connector draw:style-name="gr12" draw:text-style-name="P6" draw:layer="layout" draw:type="curve" svg:x1="6.715cm" svg:y1="16.811cm" svg:x2="12.303cm" svg:y2="16.938cm" draw:start-shape="id9" draw:start-glue-point="1" draw:end-shape="id15" draw:end-glue-point="3" svg:d="M6715 16811c4189 0 1396 127 5588 127" svg:viewBox="0 0 5589 128">
          <text:p/>
        </draw:connector>
        <draw:connector draw:style-name="gr12" draw:text-style-name="P6" draw:layer="layout" draw:type="curve" svg:x1="15.033cm" svg:y1="17.764cm" svg:x2="14.907cm" svg:y2="18.653cm" draw:start-shape="id15" draw:start-glue-point="2" draw:end-shape="id16" draw:end-glue-point="4" svg:d="M15033 17764c0 666-126 222-126 889" svg:viewBox="0 0 127 890">
          <text:p/>
        </draw:connector>
        <draw:connector draw:style-name="gr12" draw:text-style-name="P6" draw:layer="layout" draw:type="curve" svg:x1="12.303cm" svg:y1="19.479cm" svg:x2="6.715cm" svg:y2="16.811cm" draw:start-shape="id16" draw:start-glue-point="6" draw:end-shape="id9" draw:end-glue-point="1" svg:d="M12303 19479c-4192 0-1399-2668-5588-2668" svg:viewBox="0 0 5589 2669">
          <text:p/>
        </draw:connector>
        <draw:connector draw:style-name="gr12" draw:text-style-name="P6" draw:layer="layout" draw:type="curve" svg:x1="6.715cm" svg:y1="16.811cm" svg:x2="11.922cm" svg:y2="22.018cm" draw:start-shape="id9" draw:start-glue-point="1" draw:end-shape="id17" draw:end-glue-point="3" svg:d="M6715 16811c3904 0 1301 5207 5207 5207" svg:viewBox="0 0 5208 5208">
          <text:p/>
        </draw:connector>
        <draw:connector draw:style-name="gr12" draw:text-style-name="P6" draw:layer="layout" draw:type="curve" svg:x1="14.335cm" svg:y1="22.844cm" svg:x2="13.319cm" svg:y2="23.987cm" draw:start-shape="id17" draw:start-glue-point="2" draw:end-shape="id18" draw:end-glue-point="4" svg:d="M14335 22844c0 856-1016 285-1016 1143" svg:viewBox="0 0 1017 1144">
          <text:p/>
        </draw:connector>
        <draw:connector draw:style-name="gr12" draw:text-style-name="P6" draw:layer="layout" draw:type="curve" svg:x1="10.144cm" svg:y1="24.813cm" svg:x2="6.715cm" svg:y2="16.811cm" draw:start-shape="id18" draw:start-glue-point="6" draw:end-shape="id9" draw:end-glue-point="1" svg:d="M10144 24813c-2572 0-858-8002-3429-8002" svg:viewBox="0 0 3430 8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ku Kalinen</meta:initial-creator>
    <meta:creation-date>2017-04-13T08:35:23.743588000</meta:creation-date>
    <dc:date>2017-04-13T10:58:42.909863000</dc:date>
    <dc:creator>Riku Kalinen</dc:creator>
    <meta:editing-duration>PT22M16S</meta:editing-duration>
    <meta:editing-cycles>6</meta:editing-cycles>
    <meta:generator>LibreOffice/5.1.4.2$MacOSX_X86_64 LibreOffice_project/f99d75f39f1c57ebdd7ffc5f42867c12031db97a</meta:generator>
    <meta:document-statistic meta:object-count="48"/>
  </office:meta>
</office:document-meta>
</file>